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91.66pt" svg:height="251.86pt" svg:x="0pt" svg:y="291.4pt">
            <loext:p draw:notify-on-update-of-ranges="Sheet1.A3:Sheet1.A10 Sheet1.A3:Sheet1.A10 Sheet1.B2:Sheet1.B2 Sheet1.B3:Sheet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10.31pt" svg:height="268.41pt" svg:x="8.65pt" svg:y="684.45pt">
            <loext:p draw:notify-on-update-of-ranges="Sheet1.A14:Sheet1.A21 Sheet1.B13:Sheet1.B13 Sheet1.B14:Sheet1.B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oBlackAndWhite() </text:p>
          </table:table-cell>
          <table:table-cell table:style-name="Default"/>
        </table:table-row>
        <table:table-row table:style-name="ro1">
          <table:table-cell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86532" calcext:value-type="float">
            <text:p>8.865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13166" calcext:value-type="float">
            <text:p>5.131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8163" calcext:value-type="float">
            <text:p>3.481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655" calcext:value-type="float">
            <text:p>2.56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11476" calcext:value-type="float">
            <text:p>2.114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8198" calcext:value-type="float">
            <text:p>2.081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8159" calcext:value-type="float">
            <text:p>1.881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8109" calcext:value-type="float">
            <text:p>1.88109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mirrorHorizontal()</text:p>
          </table:table-cell>
          <table:table-cell table:style-name="Default"/>
        </table:table-row>
        <table:table-row table:style-name="ro1">
          <table:table-cell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21747" calcext:value-type="float">
            <text:p>8.217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1696" calcext:value-type="float">
            <text:p>4.116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3242" calcext:value-type="float">
            <text:p>2.632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41551" calcext:value-type="float">
            <text:p>2.41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5162" calcext:value-type="float">
            <text:p>2.251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81576" calcext:value-type="float">
            <text:p>1.81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3316" calcext:value-type="float">
            <text:p>1.433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3446" calcext:value-type="float">
            <text:p>1.334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20:39:42.711695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9:56:39.320513053</meta:creation-date>
    <dc:date>2017-12-04T20:39:58.722848763</dc:date>
    <meta:editing-duration>PT7M52S</meta:editing-duration>
    <meta:editing-cycles>3</meta:editing-cycles>
    <meta:generator>LibreOffice/5.1.6.2$Linux_X86_64 LibreOffice_project/10m0$Build-2</meta:generator>
    <meta:document-statistic meta:table-count="1" meta:cell-count="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818cm" svg:height="8.886cm" xlink:href=".." xlink:type="simple" chart:class="chart:scatter" chart:column-mapping="0" chart:style-name="ch1">
        <chart:title svg:x="3.214cm" svg:y="0.313cm" chart:style-name="ch2">
          <text:p>toBlackAndWhite(): Threads vs Time</text:p>
        </chart:title>
        <chart:legend chart:legend-position="end" svg:x="11.813cm" svg:y="4.144cm" style:legend-expansion="high" chart:style-name="ch3"/>
        <chart:plot-area chart:style-name="ch4" table:cell-range-address="Sheet1.A2:Sheet1.B10" chart:data-source-has-labels="both" svg:x="1.287cm" svg:y="1.269cm" svg:width="10.25cm" svg:height="6.459cm">
          <chartooo:coordinate-region svg:x="1.723cm" svg:y="1.468cm" svg:width="9.442cm" svg:height="5.613cm"/>
          <chart:axis chart:dimension="x" chart:name="primary-x" chart:style-name="ch5" chartooo:axis-type="auto">
            <chart:title svg:x="5.508cm" svg:y="7.905cm" chart:style-name="ch6">
              <text:p># of threads</text:p>
            </chart:title>
            <chart:categories table:cell-range-address="Sheet1.A3:Sheet1.A10"/>
            <chart:grid chart:style-name="ch7" chart:class="major"/>
          </chart:axis>
          <chart:axis chart:dimension="y" chart:name="primary-y" chart:style-name="ch5">
            <chart:title svg:x="0.451cm" svg:y="5.653cm" chart:style-name="ch8">
              <text:p>Time (seconds)</text:p>
            </chart:title>
            <chart:grid chart:style-name="ch7" chart:class="major"/>
          </chart:axis>
          <chart:series chart:style-name="ch9" chart:values-cell-range-address="Sheet1.B3:Sheet1.B10" chart:label-cell-address="Sheet1.B2:Sheet1.B2" chart:class="chart:scatter">
            <chart:domain table:cell-range-address="Sheet1.A3:Sheet1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3:Sheet1.A10</svg:desc>
                </draw:g>
              </table:table-cell>
              <table:table-cell office:value-type="float" office:value="2">
                <text:p>2</text:p>
                <draw:g>
                  <svg:desc>Sheet1.A3:Sheet1.A10</svg:desc>
                </draw:g>
              </table:table-cell>
              <table:table-cell office:value-type="float" office:value="8.86532">
                <text:p>8.86532</text:p>
                <draw:g>
                  <svg:desc>Sheet1.B3:Sheet1.B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13166">
                <text:p>5.131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48163">
                <text:p>3.481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5655">
                <text:p>2.56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11476">
                <text:p>2.114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08198">
                <text:p>2.0819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88159">
                <text:p>1.881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88109">
                <text:p>1.88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76cm" svg:height="9.47cm" xlink:href=".." xlink:type="simple" chart:class="chart:scatter" chart:style-name="ch1">
        <chart:title svg:x="3.636cm" svg:y="0.325cm" chart:style-name="ch2">
          <text:p>mirrorHorizontal(): Threads vs Time</text:p>
        </chart:title>
        <chart:legend chart:legend-position="end" svg:x="12.471cm" svg:y="4.436cm" style:legend-expansion="high" chart:style-name="ch3"/>
        <chart:plot-area chart:style-name="ch4" table:cell-range-address="Sheet1.A14:Sheet1.B21 Sheet1.B13:Sheet1.B13" chart:data-source-has-labels="row" svg:x="1.3cm" svg:y="1.293cm" svg:width="10.882cm" svg:height="7.007cm">
          <chartooo:coordinate-region svg:x="1.736cm" svg:y="1.492cm" svg:width="10.26cm" svg:height="6.161cm"/>
          <chart:axis chart:dimension="x" chart:name="primary-x" chart:style-name="ch5">
            <chart:title svg:x="5.837cm" svg:y="8.489cm" chart:style-name="ch6">
              <text:p># of threads</text:p>
            </chart:title>
            <chart:grid chart:style-name="ch7" chart:class="major"/>
          </chart:axis>
          <chart:axis chart:dimension="y" chart:name="primary-y" chart:style-name="ch5">
            <chart:title svg:x="0.451cm" svg:y="5.912cm" chart:style-name="ch8">
              <text:p>time (seconds)</text:p>
            </chart:title>
            <chart:grid chart:style-name="ch7" chart:class="major"/>
          </chart:axis>
          <chart:series chart:style-name="ch9" chart:values-cell-range-address="Sheet1.B14:Sheet1.B21" chart:label-cell-address="Sheet1.B13:Sheet1.B13" chart:class="chart:scatter">
            <chart:domain table:cell-range-address="Sheet1.A14:Sheet1.A2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13:Sheet1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4:Sheet1.A21</svg:desc>
                </draw:g>
              </table:table-cell>
              <table:table-cell office:value-type="float" office:value="8.21747">
                <text:p>8.21747</text:p>
                <draw:g>
                  <svg:desc>Sheet1.B14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11696">
                <text:p>4.11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.63242">
                <text:p>2.63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41551">
                <text:p>2.41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.25162">
                <text:p>2.25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.81576">
                <text:p>1.81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.43316">
                <text:p>1.433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.33446">
                <text:p>1.334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